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25afd" officeooo:paragraph-rsid="00025afd" style:font-size-asian="16pt" style:font-size-complex="16pt"/>
    </style:style>
    <style:style style:name="P2" style:family="paragraph" style:parent-style-name="Standard">
      <style:text-properties fo:font-size="16pt" officeooo:rsid="00025afd" officeooo:paragraph-rsid="0002be7c" style:font-size-asian="16pt" style:font-size-complex="16pt"/>
    </style:style>
    <style:style style:name="P3" style:family="paragraph" style:parent-style-name="Standard">
      <style:text-properties officeooo:paragraph-rsid="0004223a"/>
    </style:style>
    <style:style style:name="T1" style:family="text">
      <style:text-properties officeooo:rsid="0002be7c"/>
    </style:style>
    <style:style style:name="T2" style:family="text">
      <style:text-properties fo:font-size="16pt" officeooo:rsid="0004223a" style:font-size-asian="16pt" style:font-size-complex="16pt"/>
    </style:style>
    <style:style style:name="T3" style:family="text">
      <style:text-properties officeooo:rsid="000580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onclusiones ejercicio 2:</text:p>
      <text:p text:style-name="P1"/>
      <text:p text:style-name="P1">Haciendo pruebas con Xstream, Jettison y Gson encontré lo siguiente: </text:p>
      <text:p text:style-name="P1"/>
      <text:p text:style-name="P2">Jettison lee correctamente los json producidos por Xstream al igual que Gson lee correctamente los producidos por el mismo, en cambio si intentas con Gson leer un json producido por Xstream los datos del objeto devuelto estarán todo a null y a 0, si se intenta leer un json producido por Gson desde Jettison nos saltará una excepción de tipo CannotResolveClassException, ¿porqué ocurre esto?:</text:p>
      <text:p text:style-name="P2"/>
      <text:p text:style-name="P2">Es debido a como escriben los json tanto Xstream como Gson, Xstream escribe al inicio del fichero el nombre de la clase Ej: “pruebasJson.Cafe” mientras que Gson comienza escribiendo directamente el primer atributo de la clase <text:span text:style-name="T1">Ej: “nombre”</text:span>, Jettison al leer este primer atributo <text:span text:style-name="T1">esperando que sea una clase lanza esta excepción, Gson es algo más tolerante al no producir dicha excepción </text:span><text:span text:style-name="T3">ya que cuando invocas el fromJson() de Gson le tienes que pasar por parámetro la clase del json, con Jettison tienes que parsear el método por lo que Jettison no sabe realmente que clase se va a tratar hasta que entra al fichero</text:span><text:span text:style-name="T1">.</text:span></text:p>
      <text:p text:style-name="P2"/>
      <text:p text:style-name="P3"><text:span text:style-name="T2">Esto me da que pensar ya que si intentas leer cualquier json que no tenga la estructura que pide Jettison este provocará una excepción (a no ser que la catchees claro) haciendo que probablemente muchos json que circulan por Internet seán incompatibles con esta cla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2T09:47:27.117466693</meta:creation-date>
    <dc:date>2025-10-02T10:11:26.935951443</dc:date>
    <meta:editing-duration>PT13M25S</meta:editing-duration>
    <meta:editing-cycles>3</meta:editing-cycles>
    <meta:generator>LibreOffice/24.2.7.2$Linux_X86_64 LibreOffice_project/420$Build-2</meta:generator>
    <meta:document-statistic meta:table-count="0" meta:image-count="0" meta:object-count="0" meta:page-count="1" meta:paragraph-count="5" meta:word-count="227" meta:character-count="1368" meta:non-whitespace-character-count="1145"/>
  </office:meta>
</office:document-meta>
</file>